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style:font-name="DejaVu Sans" fo:font-size="21pt" style:font-size-asian="21pt" style:font-size-complex="21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3465a4" loext:opacity="100%" style:font-name="DejaVu Sans" fo:font-size="21pt" fo:background-color="#ffff00" style:font-size-asian="21pt" style:font-size-complex="2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3465a4" loext:opacity="100%" style:font-name="DejaVu Sans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3465a4" loext:opacity="100%" style:font-name="DejaVu Sans" fo:font-size="12pt" officeooo:rsid="00180003" style:font-size-asian="12pt" style:font-size-complex="12pt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language learning strategies</text:p>
      <text:p text:style-name="P3"/>
      <text:p text:style-name="P1"/>
      <text:p text:style-name="P4"><text:a xlink:type="simple" xlink:href="https://www.canva.com/design/DAG978ILMqY/FRD63rbbFqetg-yFoGcmog/edit?utm_content=DAG978ILMqY&amp;utm_campaign=designshare&amp;utm_medium=link2&amp;utm_source=sharebutton" text:style-name="Internet_20_link" text:visited-style-name="Visited_20_Internet_20_Link"><text:span text:style-name="T1">https://www.canva.com/design/DAG978ILMqY/FRD63rbbFqetg-yFoGcmog/edit?utm_content=DAG978ILMqY&amp;utm_campaign=designshare&amp;utm_medium=link2&amp;utm_source=sharebutton</text:span></text:a></text:p>
      <text:p text:style-name="P4"><text:span text:style-name="T1"/></text:p>
      <text:p text:style-name="P4"><text:span text:style-name="T1"/></text:p>
      <text:h text:style-name="P5" text:outline-level="2"><text:span text:style-name="T1">My Path to Tech</text:span></text:h>
      <text:p text:style-name="Text_20_body">My name is [Tu Nombre]. I live in a popular neighborhood with my family: my parents and my sister. We are very close. I studied a technical degree in Software Development, but sometimes I think about my classes. <text:span text:style-name="T2">I wish I had studied</text:span> back-end development more deeply during my technical degree. It is a very important area for me.</text:p>
      <text:p text:style-name="Text_20_body">In the present, I have big goals. <text:span text:style-name="T2">If only I were</text:span> an expert in Software Development and Cybersecurity right now! I want to work in the IT sector here in Colombia because it is a great opportunity. <text:span text:style-name="T2">I wish I didn't have</text:span> to worry about the dangers of my neighborhood every day. I want to change my lifestyle and move to a better place.</text:p>
      <text:p text:style-name="Text_20_body">I think a lot about my future family. <text:span text:style-name="T2">I wish my children could live</text:span> in a different reality, far from the "favela." I want a quiet and safe life for them. <text:span text:style-name="T2">If only I could get</text:span> enough skills to be a professional in the IT world, I would help my family to move forward.</text:p>
      <text:p text:style-name="Text_20_body">It is not easy, but I am working hard. I know that with code and security, I can change my story.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2:44.997984803</meta:creation-date>
    <dc:date>2026-01-16T10:43:48.066402291</dc:date>
    <meta:editing-duration>PT2M4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207" meta:character-count="1225" meta:non-whitespace-character-count="1025"/>
  </office:meta>
</office:document-meta>
</file>